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righ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4c4c4c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ff0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1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1cm" svg:stroke-color="#ff6633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6pt" style:font-size-complex="1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6pt" style:font-size-complex="1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65cm" svg:height="0.65cm" svg:x="1.65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cm" svg:height="5.5cm" svg:x="9.25cm" svg:y="7.2cm">
          <text:p text:style-name="P1">Harpy Na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1.6cm" svg:x="1.65cm" svg:y="9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cm" svg:height="1.6cm" svg:x="7.65cm" svg:y="9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0.3cm" svg:height="0.3cm" svg:x="7.85cm" svg:y="10.35cm">
          <text:p text:style-name="P1"><text:span text:style-name="T1">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3cm" svg:height="0.3cm" svg:x="7.85cm" svg:y="10.8cm">
          <text:p text:style-name="P1"><text:span text:style-name="T1">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2" draw:layer="layout" svg:width="0.999cm" svg:height="4.999cm" svg:x="6cm" svg:y="9cm" svg:viewBox="0 0 1000 5000" draw:points="0,0 0,5000 1000,5000 1000,250 750,0">
          <text:p text:style-name="P1"><text:span text:style-name="T1">GND</text:span></text:p>
        </draw:polygon>
        <draw:custom-shape draw:style-name="gr5" draw:text-style-name="P3" xml:id="id30" draw:id="id30" draw:layer="layout" svg:width="0.3cm" svg:height="0.3cm" svg:x="6.35cm" svg:y="9.35cm">
          <text:p text:style-name="P1"><text:span text:style-name="T2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0.3cm" svg:height="0.3cm" svg:x="6.35cm" svg:y="9.85cm">
          <text:p text:style-name="P1"><text:span text:style-name="T2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3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0.3cm" svg:height="0.3cm" svg:x="6.35cm" svg:y="11.85cm">
          <text:p text:style-name="P1"><text:span text:style-name="T2">V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0.3cm" svg:height="0.3cm" svg:x="6.35cm" svg:y="12.35cm">
          <text:p text:style-name="P1"><text:span text:style-name="T2">OU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3" draw:id="id13" draw:layer="layout" svg:width="0.3cm" svg:height="0.3cm" svg:x="6.35cm" svg:y="12.85cm">
          <text:p text:style-name="P1"><text:span text:style-name="T2">V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8" draw:id="id28" draw:layer="layout" svg:width="0.3cm" svg:height="0.3cm" svg:x="6.35cm" svg:y="13.35cm">
          <text:p text:style-name="P1"><text:span text:style-name="T2">I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7" draw:text-style-name="P1" draw:layer="layout" svg:width="0.3cm" svg:height="0.3cm" svg:x="4.3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4.2cm" svg:y1="9.5cm" svg:x2="4.7cm" svg:y2="9.5cm">
            <text:p/>
          </draw:line>
        </draw:g>
        <draw:polygon draw:style-name="gr9" draw:text-style-name="P1" draw:layer="layout" svg:width="0.999cm" svg:height="4.999cm" svg:x="3cm" svg:y="9cm" svg:viewBox="0 0 1000 5000" draw:points="0,0 0,5000 1000,5000 1000,250 750,0">
          <text:p/>
        </draw:polygon>
        <draw:custom-shape draw:style-name="gr5" draw:text-style-name="P3" xml:id="id24" draw:id="id24" draw:layer="layout" svg:width="0.3cm" svg:height="0.3cm" svg:x="3.35cm" svg:y="9.35cm">
          <text:p text:style-name="P1"><text:span text:style-name="T2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0.3cm" svg:height="0.3cm" svg:x="3.35cm" svg:y="9.85cm">
          <text:p text:style-name="P1"><text:span text:style-name="T2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3.3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0.3cm" svg:height="0.3cm" svg:x="3.35cm" svg:y="11.35cm">
          <text:p text:style-name="P1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0.3cm" svg:height="0.3cm" svg:x="3.35cm" svg:y="11.85cm">
          <text:p text:style-name="P1"><text:span text:style-name="T2">V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0.3cm" svg:height="0.3cm" svg:x="3.35cm" svg:y="12.35cm">
          <text:p text:style-name="P1"><text:span text:style-name="T2">OU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0" draw:id="id40" draw:layer="layout" svg:width="0.3cm" svg:height="0.3cm" svg:x="3.35cm" svg:y="12.85cm">
          <text:p text:style-name="P1"><text:span text:style-name="T2">V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6" draw:id="id26" draw:layer="layout" svg:width="0.3cm" svg:height="0.3cm" svg:x="3.35cm" svg:y="13.35cm">
          <text:p text:style-name="P1"><text:span text:style-name="T2">I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8" draw:id="id18" draw:layer="layout" svg:width="0.3cm" svg:height="0.3cm" svg:x="6.35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6.65cm" svg:y1="10.5cm" svg:x2="7.85cm" svg:y2="10.5cm" draw:start-shape="id1" draw:start-glue-point="10" draw:end-shape="id2" draw:end-glue-point="6" svg:d="m6650 10500h1200">
          <text:p/>
        </draw:connector>
        <draw:connector draw:style-name="gr10" draw:text-style-name="P1" draw:layer="layout" svg:x1="6.65cm" svg:y1="12.5cm" svg:x2="8cm" svg:y2="11.1cm" draw:start-shape="id3" draw:start-glue-point="10" draw:end-shape="id4" draw:end-glue-point="8" svg:d="m6650 12500h1350v-1400">
          <text:p/>
        </draw:connector>
        <draw:custom-shape draw:style-name="gr3" draw:text-style-name="P2" xml:id="id6" draw:id="id6" draw:layer="layout" svg:width="0.3cm" svg:height="0.3cm" svg:x="1.85cm" svg:y="10.35cm">
          <text:p text:style-name="P1"><text:span text:style-name="T1">M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0.3cm" svg:height="0.3cm" svg:x="1.85cm" svg:y="10.8cm">
          <text:p text:style-name="P1"><text:span text:style-name="T1">M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3.35cm" svg:y1="10.5cm" svg:x2="2.15cm" svg:y2="10.5cm" draw:start-shape="id5" draw:start-glue-point="6" draw:end-shape="id6" draw:end-glue-point="10" svg:d="m3350 10500h-1200">
          <text:p/>
        </draw:connector>
        <draw:connector draw:style-name="gr10" draw:text-style-name="P1" draw:layer="layout" svg:x1="3.35cm" svg:y1="12.5cm" svg:x2="2cm" svg:y2="11.1cm" draw:start-shape="id7" draw:start-glue-point="6" draw:end-shape="id8" draw:end-glue-point="8" svg:d="m3350 12500h-1350v-1400">
          <text:p/>
        </draw:connector>
        <draw:connector draw:style-name="gr10" draw:text-style-name="P1" draw:layer="layout" svg:x1="4.45cm" svg:y1="9.65cm" svg:x2="3.65cm" svg:y2="10cm" draw:start-shape="id9" draw:start-glue-point="2" draw:end-shape="id10" draw:end-glue-point="10" svg:d="m4450 9650v350h-800">
          <text:p/>
        </draw:connector>
        <draw:connector draw:style-name="gr10" draw:text-style-name="P1" draw:layer="layout" svg:x1="6.35cm" svg:y1="10cm" svg:x2="4.45cm" svg:y2="9.65cm" draw:start-shape="id11" draw:start-glue-point="6" draw:end-shape="id9" draw:end-glue-point="2" svg:d="m6350 10000h-841v152h-1059v-502">
          <text:p/>
        </draw:connector>
        <draw:connector draw:style-name="gr10" draw:text-style-name="P1" draw:layer="layout" svg:x1="4.45cm" svg:y1="12.25cm" svg:x2="4.45cm" svg:y2="9.65cm" draw:start-shape="id12" draw:start-glue-point="0" draw:end-shape="id9" draw:end-glue-point="2" svg:d="m4450 12250v-2600">
          <text:p/>
        </draw:connector>
        <draw:connector draw:style-name="gr10" draw:text-style-name="P1" draw:layer="layout" draw:line-skew="0cm -0.275cm" svg:x1="6.35cm" svg:y1="13cm" svg:x2="4.45cm" svg:y2="12.75cm" draw:start-shape="id13" draw:start-glue-point="6" draw:end-shape="id12" draw:end-glue-point="2" svg:d="m6350 13000h-836v0h-1064v-250">
          <text:p/>
        </draw:connector>
        <draw:connector draw:style-name="gr10" draw:text-style-name="P1" draw:layer="layout" svg:x1="3.65cm" svg:y1="12cm" svg:x2="4.45cm" svg:y2="9.65cm" draw:start-shape="id14" draw:start-glue-point="10" draw:end-shape="id9" draw:end-glue-point="2" svg:d="m3650 12000h800v-2350">
          <text:p/>
        </draw:connector>
        <draw:connector draw:style-name="gr10" draw:text-style-name="P1" draw:layer="layout" svg:x1="6.35cm" svg:y1="12cm" svg:x2="4.45cm" svg:y2="9.65cm" draw:start-shape="id15" draw:start-glue-point="6" draw:end-shape="id9" draw:end-glue-point="2" svg:d="m6350 12000h-1900v-2350">
          <text:p/>
        </draw:connector>
        <draw:connector draw:style-name="gr11" draw:text-style-name="P1" draw:layer="layout" svg:x1="3.35cm" svg:y1="11.5cm" svg:x2="4.35cm" svg:y2="8.5cm" draw:start-shape="id16" draw:start-glue-point="6" draw:end-shape="id17" draw:end-glue-point="6" svg:d="m3350 11500h-576v-3000h1576">
          <text:p/>
        </draw:connector>
        <draw:connector draw:style-name="gr11" draw:text-style-name="P1" draw:layer="layout" svg:x1="6.65cm" svg:y1="11.5cm" svg:x2="4.65cm" svg:y2="8.5cm" draw:start-shape="id18" draw:start-glue-point="10" draw:end-shape="id17" draw:end-glue-point="10" svg:d="m6650 11500h502v-3000h-2502">
          <text:p/>
        </draw:connector>
        <draw:custom-shape draw:style-name="gr1" draw:text-style-name="P1" draw:layer="layout" svg:width="1.6cm" svg:height="1.05cm" svg:x="4.2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3cm" svg:height="0.3cm" svg:x="4.85cm" svg:y="7.35cm">
          <text:p text:style-name="P1"><text:span text:style-name="T1">V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0.3cm" svg:height="0.3cm" svg:x="4.35cm" svg:y="7.85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4.35cm" svg:y="7.35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0.3cm" svg:height="0.3cm" svg:x="4.85cm" svg:y="7.85cm">
          <text:p text:style-name="P1"><text:span text:style-name="T1">V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2" draw:id="id32" draw:layer="layout" svg:width="0.3cm" svg:height="0.3cm" svg:x="5.35cm" svg:y="7.35cm">
          <text:p text:style-name="P1"><text:span text:style-name="T1">Srv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4" draw:id="id34" draw:layer="layout" svg:width="0.3cm" svg:height="0.3cm" svg:x="5.35cm" svg:y="7.85cm">
          <text:p text:style-name="P1"><text:span text:style-name="T1">Srv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4.5cm" svg:y1="8.15cm" svg:x2="4.5cm" svg:y2="8.35cm" draw:start-shape="id19" draw:start-glue-point="8" draw:end-shape="id17" draw:end-glue-point="4" svg:d="m4500 8150v200">
          <text:p/>
        </draw:connector>
        <draw:custom-shape draw:style-name="gr3" draw:text-style-name="P2" xml:id="id17" draw:id="id17" draw:layer="layout" svg:width="0.3cm" svg:height="0.3cm" svg:x="4.35cm" svg:y="8.35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5cm" svg:y1="8.15cm" svg:x2="5cm" svg:y2="8.85cm" draw:start-shape="id20" draw:start-glue-point="8" draw:end-shape="id21" draw:end-glue-point="0" svg:d="m5000 8150v700">
          <text:p/>
        </draw:connector>
        <draw:custom-shape draw:style-name="gr5" draw:text-style-name="P3" xml:id="id1" draw:id="id1" draw:layer="layout" svg:width="0.3cm" svg:height="0.3cm" svg:x="6.35cm" svg:y="10.35cm">
          <text:p text:style-name="P1"><text:span text:style-name="T2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0.3cm" svg:height="0.3cm" svg:x="3.35cm" svg:y="10.35cm">
          <text:p text:style-name="P1"><text:span text:style-name="T2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" draw:id="id23" draw:layer="layout" svg:width="0.3cm" svg:height="0.3cm" svg:x="9.35cm" svg:y="7.3cm">
          <text:p text:style-name="P1"><text:span text:style-name="T1">5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" draw:id="id22" draw:layer="layout" svg:width="0.3cm" svg:height="0.3cm" svg:x="9.35cm" svg:y="7.8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8.3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8.8cm">
          <text:p text:style-name="P1"><text:span text:style-name="T1">AR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9.3cm">
          <text:p text:style-name="P1"><text:span text:style-name="T1">A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9.8cm">
          <text:p text:style-name="P1"><text:span text:style-name="T1">A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0.3cm">
          <text:p text:style-name="P1"><text:span text:style-name="T1">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0.8cm">
          <text:p text:style-name="P1"><text:span text:style-name="T1">A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1.3cm">
          <text:p text:style-name="P1"><text:span text:style-name="T1">A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1.8cm">
          <text:p text:style-name="P1"><text:span text:style-name="T1">A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2.3cm">
          <text:p text:style-name="P1"><text:span text:style-name="T1">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9" draw:id="id39" draw:layer="layout" svg:width="0.3cm" svg:height="0.3cm" svg:x="9.85cm" svg:y="12.3cm">
          <text:p text:style-name="P1"><text:span text:style-name="T1">D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" draw:id="id25" draw:layer="layout" svg:width="0.3cm" svg:height="0.3cm" svg:x="10.35cm" svg:y="12.3cm">
          <text:p text:style-name="P1"><text:span text:style-name="T1">D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" draw:id="id27" draw:layer="layout" svg:width="0.3cm" svg:height="0.3cm" svg:x="10.85cm" svg:y="12.3cm">
          <text:p text:style-name="P1"><text:span text:style-name="T1">D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1" draw:id="id31" draw:layer="layout" svg:width="0.3cm" svg:height="0.3cm" svg:x="11.35cm" svg:y="12.3cm">
          <text:p text:style-name="P1"><text:span text:style-name="T1">D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0.3cm" svg:height="0.3cm" svg:x="11.85cm" svg:y="12.3cm">
          <text:p text:style-name="P1"><text:span text:style-name="T1">D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5" draw:id="id35" draw:layer="layout" svg:width="0.3cm" svg:height="0.3cm" svg:x="12.35cm" svg:y="12.3cm">
          <text:p text:style-name="P1"><text:span text:style-name="T1">D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3" draw:id="id33" draw:layer="layout" svg:width="0.3cm" svg:height="0.3cm" svg:x="12.85cm" svg:y="12.3cm">
          <text:p text:style-name="P1"><text:span text:style-name="T1">D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6" draw:id="id36" draw:layer="layout" svg:width="0.3cm" svg:height="0.3cm" svg:x="13.35cm" svg:y="12.3cm">
          <text:p text:style-name="P1"><text:span text:style-name="T1">3V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3.85cm" svg:y="12.3cm">
          <text:p text:style-name="P1"><text:span text:style-name="T1">V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1" draw:id="id21">
          <draw:custom-shape draw:style-name="gr7" draw:text-style-name="P1" draw:layer="layout" svg:width="0.3cm" svg:height="0.3cm" svg:x="4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4.75cm" svg:y1="9cm" svg:x2="5.25cm" svg:y2="9cm">
            <text:p/>
          </draw:line>
        </draw:g>
        <draw:connector draw:style-name="gr12" draw:text-style-name="P1" draw:layer="layout" draw:type="curve" svg:x1="4.606cm" svg:y1="8.606cm" svg:x2="9.35cm" svg:y2="7.95cm" draw:start-shape="id17" draw:start-glue-point="9" draw:end-shape="id22" draw:end-glue-point="6" svg:d="m4606 8606c3591 0 1219-656 4744-656">
          <text:p/>
        </draw:connector>
        <draw:connector draw:style-name="gr13" draw:text-style-name="P1" draw:layer="layout" draw:type="curve" svg:x1="5.25cm" svg:y1="9cm" svg:x2="9.35cm" svg:y2="7.45cm" draw:start-shape="id21" draw:start-glue-point="1" draw:end-shape="id23" draw:end-glue-point="6" svg:d="m5250 9000c3075 0 1025-1550 4100-1550">
          <text:p/>
        </draw:connector>
        <draw:connector draw:style-name="gr14" draw:text-style-name="P1" draw:layer="layout" draw:type="curve" svg:x1="3.65cm" svg:y1="9.5cm" svg:x2="10.5cm" svg:y2="12.3cm" draw:start-shape="id24" draw:start-glue-point="10" draw:end-shape="id25" draw:end-glue-point="4" svg:d="m3650 9500c4567 0 6850 933 6850 2800">
          <text:p/>
        </draw:connector>
        <draw:connector draw:style-name="gr14" draw:text-style-name="P1" draw:layer="layout" draw:type="curve" svg:x1="3.65cm" svg:y1="13.5cm" svg:x2="11cm" svg:y2="12.6cm" draw:start-shape="id26" draw:start-glue-point="10" draw:end-shape="id27" draw:end-glue-point="8" svg:d="m3650 13500c4900 0 7350-300 7350-900">
          <text:p/>
        </draw:connector>
        <draw:connector draw:style-name="gr14" draw:text-style-name="P1" draw:layer="layout" draw:type="curve" svg:x1="6.65cm" svg:y1="13.5cm" svg:x2="12cm" svg:y2="12.6cm" draw:start-shape="id28" draw:start-glue-point="10" draw:end-shape="id29" draw:end-glue-point="8" svg:d="m6650 13500c3567 0 5350-300 5350-900">
          <text:p/>
        </draw:connector>
        <draw:connector draw:style-name="gr14" draw:text-style-name="P1" draw:layer="layout" draw:type="curve" svg:x1="6.65cm" svg:y1="9.5cm" svg:x2="11.5cm" svg:y2="12.3cm" draw:start-shape="id30" draw:start-glue-point="10" draw:end-shape="id31" draw:end-glue-point="4" svg:d="m6650 9500c3234 0 4850 933 4850 2800">
          <text:p/>
        </draw:connector>
        <draw:connector draw:style-name="gr15" draw:text-style-name="P1" draw:layer="layout" draw:type="curve" svg:x1="5.65cm" svg:y1="7.5cm" svg:x2="13cm" svg:y2="12.3cm" draw:start-shape="id32" draw:start-glue-point="10" draw:end-shape="id33" draw:end-glue-point="4" svg:d="m5650 7500c4900 0 7350 1600 7350 4800">
          <text:p/>
        </draw:connector>
        <draw:connector draw:style-name="gr15" draw:text-style-name="P1" draw:layer="layout" draw:type="curve" svg:x1="5.65cm" svg:y1="8cm" svg:x2="12.5cm" svg:y2="12.3cm" draw:start-shape="id34" draw:start-glue-point="10" draw:end-shape="id35" draw:end-glue-point="4" svg:d="m5650 8000c4567 0 6850 1433 6850 4300">
          <text:p/>
        </draw:connector>
        <draw:connector draw:style-name="gr13" draw:text-style-name="P1" draw:layer="layout" draw:type="curve" svg:x1="4.7cm" svg:y1="9.5cm" svg:x2="13.5cm" svg:y2="12.3cm" draw:start-shape="id9" draw:start-glue-point="1" draw:end-shape="id36" draw:end-glue-point="4" svg:d="m4700 9500c5867 0 8800 933 8800 2800">
          <text:p/>
        </draw:connector>
        <draw:custom-shape draw:style-name="gr16" draw:text-style-name="P3" xml:id="id37" draw:id="id37" draw:layer="layout" svg:width="0.4cm" svg:height="0.4cm" svg:x="2.3cm" svg:y="7.3cm">
          <text:p text:style-name="P1"><text:span text:style-name="T2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8" draw:id="id38" draw:layer="layout" svg:width="0.4cm" svg:height="0.4cm" svg:x="2.8cm" svg:y="7.3cm">
          <text:p text:style-name="P1"><text:span text:style-name="T2">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2.5cm" svg:y1="7.7cm" svg:x2="4.35cm" svg:y2="8.5cm" draw:start-shape="id37" draw:start-glue-point="8" draw:end-shape="id17" draw:end-glue-point="6" svg:d="m2500 7700v800h1850">
          <text:p/>
        </draw:connector>
        <draw:custom-shape draw:style-name="gr17" draw:text-style-name="P4" draw:layer="layout" svg:width="1.55cm" svg:height="0.65cm" svg:x="2.35cm" svg:y="6.05cm">
          <text:p text:style-name="P1"><text:span text:style-name="T3">LED</text:span><text:span text:style-name="T3">へ</text:span></text:p>
          <draw:enhanced-geometry svg:viewBox="0 0 21600 21600" draw:text-areas="800 800 20800 20800" draw:type="round-rectangular-callout" draw:modifiers="6378.33655705996 37094.930875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4" draw:layer="layout" svg:width="1.55cm" svg:height="0.65cm" svg:x="4.75cm" svg:y="6.05cm">
          <text:p text:style-name="P1"><text:span text:style-name="T3">サーボへ</text:span></text:p>
          <draw:enhanced-geometry svg:viewBox="0 0 21600 21600" draw:text-areas="800 800 20800 20800" draw:type="round-rectangular-callout" draw:modifiers="6378.33655705996 37094.930875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4" draw:layer="layout" svg:width="1.55cm" svg:height="0.65cm" svg:x="7.4cm" svg:y="11.75cm">
          <text:p text:style-name="P1"><text:span text:style-name="T3">モータへ</text:span></text:p>
          <draw:enhanced-geometry svg:viewBox="0 0 21600 21600" draw:text-areas="800 800 20800 20800" draw:type="round-rectangular-callout" draw:modifiers="5988.39458413927 -16755.7603686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4" draw:layer="layout" svg:width="1.55cm" svg:height="0.65cm" svg:x="1.35cm" svg:y="11.7cm">
          <text:p text:style-name="P1"><text:span text:style-name="T3">モータへ</text:span></text:p>
          <draw:enhanced-geometry svg:viewBox="0 0 21600 21600" draw:text-areas="800 800 20800 20800" draw:type="round-rectangular-callout" draw:modifiers="5988.39458413927 -16755.7603686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5" draw:text-style-name="P1" draw:layer="layout" draw:type="curve" draw:line-skew="-0.851cm" svg:x1="3cm" svg:y1="7.7cm" svg:x2="10cm" svg:y2="12.3cm" draw:start-shape="id38" draw:start-glue-point="8" draw:end-shape="id39" draw:end-glue-point="4" svg:d="m3000 7700c0 2175 7000-125 7000 4600">
          <text:p/>
        </draw:connector>
        <draw:polyline draw:style-name="gr18" draw:text-style-name="P1" xml:id="id12" draw:id="id12" draw:layer="layout" svg:width="1.518cm" svg:height="0.492cm" draw:transform="skewX (-1.24023096646717) rotate (-2.97648450635113) translate (5.94876142343522cm 12.5002688614329cm)" svg:viewBox="0 0 1519 493" draw:points="0,493 253,493 253,329 760,329 759,164 1266,164 1266,0 1519,0">
          <text:p/>
        </draw:polyline>
        <draw:connector draw:style-name="gr10" draw:text-style-name="P1" draw:layer="layout" svg:x1="3.65cm" svg:y1="13cm" svg:x2="4.45cm" svg:y2="12.75cm" draw:start-shape="id40" draw:start-glue-point="10" draw:end-shape="id12" draw:end-glue-point="2" svg:d="m3650 13000h800v-250">
          <text:p/>
        </draw:connector>
        <draw:polygon draw:style-name="gr9" draw:text-style-name="P1" draw:layer="layout" svg:width="0.999cm" svg:height="5.499cm" svg:x="9.5cm" svg:y="15.5cm" svg:viewBox="0 0 1000 5500" draw:points="0,0 0,5500 1000,5500 1000,250 750,0">
          <text:p/>
        </draw:polygon>
        <draw:custom-shape draw:style-name="gr5" draw:text-style-name="P3" draw:layer="layout" svg:width="0.3cm" svg:height="0.3cm" svg:x="9.85cm" svg:y="18.35cm">
          <text:p text:style-name="P1"><text:span text:style-name="T2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7" draw:id="id47" draw:layer="layout" svg:width="0.3cm" svg:height="0.3cm" svg:x="9.85cm" svg:y="18.9cm">
          <text:p text:style-name="P1"><text:span text:style-name="T2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85cm" svg:y="1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3cm" svg:height="0.3cm" svg:x="9.85cm" svg:y="15.85cm">
          <text:p text:style-name="P1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8" draw:id="id48" draw:layer="layout" svg:width="0.3cm" svg:height="0.3cm" svg:x="9.85cm" svg:y="19.35cm">
          <text:p text:style-name="P1"><text:span text:style-name="T2">V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42" draw:id="id42" draw:layer="layout" svg:width="0.3cm" svg:height="0.3cm" svg:x="9.85cm" svg:y="16.35cm">
          <text:p text:style-name="P1"><text:span text:style-name="T2">OUT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46" draw:id="id46" draw:layer="layout" svg:width="0.3cm" svg:height="0.3cm" svg:x="9.85cm" svg:y="17.35cm">
          <text:p text:style-name="P1"><text:span text:style-name="T2">Vre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cm" svg:height="0.3cm" svg:x="9.85cm" svg:y="17.85cm">
          <text:p text:style-name="P1"><text:span text:style-name="T2">I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4" draw:id="id44" draw:layer="layout" svg:width="0.3cm" svg:height="0.3cm" svg:x="9.85cm" svg:y="20.35cm">
          <text:p text:style-name="P1"><text:span text:style-name="T2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85cm" svg:y="19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line draw:style-name="gr18" draw:text-style-name="P1" xml:id="id45" draw:id="id45" draw:layer="layout" svg:width="1.671cm" svg:height="0.541cm" draw:transform="skewX (-1.24023096646717) rotate (-2.97648450635113) translate (10.6966386412245cm 18.2751289433691cm)" svg:viewBox="0 0 1672 542" draw:points="0,542 254,542 254,378 760,378 760,213 1266,213 1265,49 1672,0">
          <text:p/>
        </draw:polyline>
        <draw:custom-shape draw:style-name="gr1" draw:text-style-name="P1" draw:layer="layout" svg:width="0.7cm" svg:height="1.1cm" svg:x="8.2cm" svg:y="1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1" draw:id="id41" draw:layer="layout" svg:width="0.3cm" svg:height="0.3cm" svg:x="8.4cm" svg:y="17.9cm">
          <text:p text:style-name="P1"><text:span text:style-name="T1">M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3" draw:id="id43" draw:layer="layout" svg:width="0.3cm" svg:height="0.3cm" svg:x="8.4cm" svg:y="18.35cm">
          <text:p text:style-name="P1"><text:span text:style-name="T1">M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8.55cm" svg:y1="17.9cm" svg:x2="9.85cm" svg:y2="16.5cm" draw:start-shape="id41" draw:start-glue-point="4" draw:end-shape="id42" draw:end-glue-point="6" svg:d="m8550 17900v-1400h1300">
          <text:p/>
        </draw:connector>
        <draw:connector draw:style-name="gr19" draw:text-style-name="P1" draw:layer="layout" svg:x1="8.55cm" svg:y1="18.65cm" svg:x2="9.85cm" svg:y2="20.5cm" draw:start-shape="id43" draw:start-glue-point="8" draw:end-shape="id44" draw:end-glue-point="6" svg:d="m8550 18650v1850h1300">
          <text:p/>
        </draw:connector>
        <draw:connector draw:style-name="gr10" draw:text-style-name="P1" draw:layer="layout" svg:x1="9.048cm" svg:y1="18cm" svg:x2="9.85cm" svg:y2="17.5cm" draw:start-shape="id45" draw:start-glue-point="0" draw:end-shape="id46" draw:end-glue-point="6" svg:d="m9048 18000v-500h802">
          <text:p/>
        </draw:connector>
        <draw:connector draw:style-name="gr10" draw:text-style-name="P1" draw:layer="layout" svg:x1="9.85cm" svg:y1="19.05cm" svg:x2="9.048cm" svg:y2="18.55cm" draw:start-shape="id47" draw:start-glue-point="6" draw:end-shape="id45" draw:end-glue-point="2" svg:d="m9850 19050h-802v-500">
          <text:p/>
        </draw:connector>
        <draw:connector draw:style-name="gr10" draw:text-style-name="P1" draw:layer="layout" svg:x1="10cm" svg:y1="19.2cm" svg:x2="10cm" svg:y2="19.35cm" draw:start-shape="id47" draw:start-glue-point="8" draw:end-shape="id48" draw:end-glue-point="4" svg:d="m10000 19200v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30T00:37:57</meta:creation-date>
    <dc:date>2013-04-30T13:46:51</dc:date>
    <meta:editing-duration>P2DT59M13S</meta:editing-duration>
    <meta:editing-cycles>22</meta:editing-cycles>
    <meta:generator>LibreOffice/3.5$Linux_X86_64 LibreOffice_project/350m1$Build-2</meta:generator>
    <dc:creator>Takao Sumitomo</dc:creator>
    <meta:document-statistic meta:object-count="115"/>
  </office:meta>
</office:document-meta>
</file>